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MBx1FF29_14</text:p>
      <text:p text:style-name="P2">American Genizah Project: Partnership for Posterity</text:p>
      <text:p text:style-name="P2">Sabato Morais Collection Catalogue Template</text:p>
      <text:p text:style-name="P1"/>
      <text:p text:style-name="P1">Cataloguer: Heather Newlin</text:p>
      <text:p text:style-name="P1"/>
      <text:p text:style-name="P1"/>
      <text:p text:style-name="P1">I. Provenance</text:p>
      <text:p text:style-name="P1"/>
      <text:p text:style-name="P1">Source: CAJS Sabato Morais Papers</text:p>
      <text:p text:style-name="P1">Location: Box 1, FF 29</text:p>
      <text:p text:style-name="P1">Restrictions: ?</text:p>
      <text:p text:style-name="P1"/>
      <text:p text:style-name="P1">II. Descriptive Metadata</text:p>
      <text:p text:style-name="P1"/>
      <text:p text:style-name="P1">Script<text:tab/><text:tab/><text:tab/><text:tab/><text:tab/><text:tab/>Manuscript</text:p>
      <text:p text:style-name="P1"><text:s/>(manuscript or typescript) <text:tab/><text:tab/><text:tab/></text:p>
      <text:p text:style-name="P1">Language (s)<text:tab/><text:tab/><text:tab/><text:tab/><text:tab/>English<text:tab/><text:tab/><text:tab/><text:tab/><text:tab/></text:p>
      <text:p text:style-name="P1">Author of letter<text:tab/><text:tab/><text:tab/><text:tab/>Clarence A. Hart</text:p>
      <text:p text:style-name="P1">Signed letter<text:tab/><text:tab/><text:tab/><text:tab/><text:tab/>Y</text:p>
      <text:p text:style-name="P1">Unsigned letter</text:p>
      <text:p text:style-name="P1">Dictated letter</text:p>
      <text:p text:style-name="P1">Anonymous</text:p>
      <text:p text:style-name="P1">Addressee of letter<text:tab/><text:tab/><text:tab/><text:tab/>Sabato Morais</text:p>
      <text:p text:style-name="P1">Addressee as “Editor”<text:tab/><text:tab/><text:tab/><text:tab/></text:p>
      <text:p text:style-name="P1">Date (derived from Hebrew Date)<text:tab/><text:tab/></text:p>
      <text:p text:style-name="P1">Date (derived from Gregorian calendar)<text:tab/>19 October 1870</text:p>
      <text:p text:style-name="P1">Month<text:tab/><text:tab/><text:tab/><text:tab/><text:tab/><text:tab/>October</text:p>
      <text:p text:style-name="P1">Year<text:tab/><text:tab/><text:tab/><text:tab/><text:tab/><text:tab/>1870</text:p>
      <text:p text:style-name="P1">Hebrew Date<text:tab/><text:tab/><text:tab/><text:tab/><text:tab/></text:p>
      <text:p text:style-name="P1">Undated</text:p>
      <text:p text:style-name="P1">City<text:tab/><text:tab/><text:tab/><text:tab/><text:tab/><text:tab/>Philadelphia</text:p>
      <text:p text:style-name="P1">State<text:tab/><text:tab/><text:tab/><text:tab/><text:tab/><text:tab/>Pennsylvania <text:tab/><text:tab/><text:tab/><text:tab/></text:p>
      <text:p text:style-name="P1">Country<text:tab/><text:tab/><text:tab/><text:tab/><text:tab/>USA</text:p>
      <text:p text:style-name="P1">Subject<text:tab/><text:tab/><text:tab/><text:tab/><text:tab/></text:p>
      <text:p text:style-name="P1">Keywords</text:p>
      <text:p text:style-name="P1"/>
      <text:p text:style-name="P1"/>
      <text:p text:style-name="P1">III. Document Types</text:p>
      <text:p text:style-name="P1"/>
      <text:p text:style-name="P1">Correspondence<text:tab/><text:tab/><text:tab/><text:tab/>Y</text:p>
      <text:p text:style-name="P1">(Synagogue) Sermon</text:p>
      <text:p text:style-name="P1">(Public) Discourse</text:p>
      <text:p text:style-name="P1">Literary Document<text:tab/><text:tab/><text:tab/><text:tab/></text:p>
      <text:p text:style-name="P1">Legal Document</text:p>
      <text:p text:style-name="P1">Receipts</text:p>
      <text:p text:style-name="P1">Newspaper Clipping</text:p>
      <text:p text:style-name="P1">Greeting Card</text:p>
      <text:p text:style-name="P1">Calling Card</text:p>
      <text:p text:style-name="P1"><text:soft-page-break/></text:p>
      <text:p text:style-name="P1"/>
      <text:p text:style-name="P1">IV. Physical Features </text:p>
      <text:p text:style-name="P1"/>
      <text:p text:style-name="P1">Condition (e.g. fragile)<text:tab/><text:tab/><text:tab/></text:p>
      <text:p text:style-name="P1">Paper size (letter or legal size)<text:tab/><text:tab/></text:p>
      <text:p text:style-name="P1">Number of Pages<text:tab/><text:tab/><text:tab/><text:tab/>1</text:p>
      <text:p text:style-name="P1">Number of Sheets<text:tab/><text:tab/><text:tab/><text:tab/>1</text:p>
      <text:p text:style-name="P1">Fragment<text:tab/><text:tab/><text:tab/><text:tab/><text:tab/></text:p>
      <text:p text:style-name="P1">Pagination </text:p>
      <text:p text:style-name="P1">Foliation</text:p>
      <text:p text:style-name="P1">Additional Numeration</text:p>
      <text:p text:style-name="P1">Envelope<text:tab/><text:tab/><text:tab/><text:tab/><text:tab/>Y</text:p>
      <text:p text:style-name="P1">Stamp</text:p>
      <text:p text:style-name="P1">Postmark<text:tab/><text:tab/><text:tab/><text:tab/><text:tab/>Y<text:tab/><text:tab/><text:tab/></text:p>
      <text:p text:style-name="P1">Wax seal<text:tab/><text:tab/><text:tab/><text:tab/><text:tab/></text:p>
      <text:p text:style-name="P1"/>
      <text:p text:style-name="P1">V. Added entries </text:p>
      <text:p text:style-name="P1"/>
      <text:p text:style-name="P1">Additional names mentioned: </text:p>
      <text:p text:style-name="P1">Additional Places mentioned: </text:p>
      <text:p text:style-name="P1">Additional Dates mentioned:</text:p>
      <text:p text:style-name="P1"/>
      <text:p text:style-name="P1">VI. Not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I Transcription</text:p>
      <text:p text:style-name="P1">(Symbols: <text:s/>? = uncertain; [ ] = supplied information; / = end of line)</text:p>
      <text:p text:style-name="P1"/>
      <text:p text:style-name="P2">R. M. ROBINSON &amp; CO./</text:p>
      <text:p text:style-name="P3">(Successors to WM. G. MINTZER,)/</text:p>
      <text:p text:style-name="P3">Importers, Manufacturers &amp; Furnishers of/</text:p>
      <text:p text:style-name="P3">Military, Church, Society, Theatrical Goods, &amp;c./</text:p>
      <text:p text:style-name="P3">No. 131 North Third Street,/</text:p>
      <text:p text:style-name="P4">R M. ROBINSON,/</text:p>
      <text:p text:style-name="P4">CLARENCE A. HART.<text:tab/><text:tab/><text:tab/><text:tab/><text:tab/><text:tab/><text:tab/>Philadelphia, Oct. 19 1870/</text:p>
      <text:p text:style-name="P4"><text:tab/>Rev'd: S. Morais./</text:p>
      <text:p text:style-name="P4"><text:tab/><text:tab/>Dear Sir./</text:p>
      <text:p text:style-name="P4"><text:tab/><text:tab/><text:tab/>Enclosed/ please find check for $125. being/ the amount of donations collect/-ed by me from the inmates of/ our house, in response to the/ most eloquent appeal made by/ you on Monday last in be-/half of the Society of the “United/ Hebrew Charities” of this city./</text:p>
      <text:p text:style-name="P4"><text:tab/>By handing the same to/ that useful society, you will/ greatly oblige/</text:p>
      <text:p text:style-name="P4"><text:tab/><text:tab/><text:tab/><text:tab/><text:tab/><text:tab/><text:tab/><text:tab/><text:tab/>Your sincere Friend/</text:p>
      <text:p text:style-name="P4"><text:soft-page-break/><text:tab/><text:tab/><text:tab/><text:tab/><text:tab/><text:tab/><text:tab/><text:tab/><text:tab/><text:tab/>Clarence A. Hart./</text:p>
      <text:p text:style-name="P4"/>
      <text:p text:style-name="P4">[Envelope]</text:p>
      <text:p text:style-name="P4">R. M. ROBINSON &amp; CO./</text:p>
      <text:p text:style-name="P4">Manufacturers &amp; Furnishers of/</text:p>
      <text:p text:style-name="P4">Military, Church, Society/</text:p>
      <text:p text:style-name="P4">AND/</text:p>
      <text:p text:style-name="P4">THEATRICAL GOODS,/</text:p>
      <text:p text:style-name="P4">No. 131 North Third Street,/</text:p>
      <text:p text:style-name="P4">PHILADELPHIA./</text:p>
      <text:p text:style-name="P5">Rev'd: S. Morais./</text:p>
      <text:p text:style-name="P5"><text:span text:style-name="T1">546 No. 5</text:span><text:span text:style-name="T2">th</text:span><text:span text:style-name="T1"> St./</text:span></text:p>
      <text:p text:style-name="P5">Cit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2T09:59:31</meta:creation-date>
    <dc:date>2011-12-13T12:12:42.57</dc:date>
    <dc:language>en-US</dc:language>
    <meta:editing-cycles>3</meta:editing-cycles>
    <meta:editing-duration>PT00H09M02S</meta:editing-duration>
    <dc:creator>Penn Libraries</dc:creator>
    <meta:document-statistic meta:table-count="0" meta:image-count="0" meta:object-count="0" meta:page-count="3" meta:paragraph-count="84" meta:word-count="309" meta:character-count="2141"/>
    <meta:user-defined meta:name="Info 1"/>
    <meta:user-defined meta:name="Info 2"/>
    <meta:user-defined meta:name="Info 3"/>
    <meta:user-defined meta:name="Info 4"/>
  </office:meta>
</office:document-meta>
</file>